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fill-color="#99ff66" draw:textarea-vertical-align="middle"/>
    </style:style>
    <style:style style:name="gr5" style:family="graphic" style:parent-style-name="objectwithoutfill">
      <style:graphic-properties svg:stroke-color="#ff0000" draw:fill="none" draw:fill-color="#99ff66" draw:textarea-vertical-align="middle"/>
    </style:style>
    <style:style style:name="gr6" style:family="graphic" style:parent-style-name="objectwithoutfill">
      <style:graphic-properties svg:stroke-color="#000000" draw:fill="none" draw:fill-color="#99ff66" draw:textarea-vertical-align="middle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gr9" style:family="graphic">
      <style:graphic-properties svg:stroke-color="#b2b2b2" draw:fill="none" draw:textarea-horizontal-align="justify" draw:textarea-vertical-align="middle" draw:auto-grow-height="false"/>
    </style:style>
    <style:style style:name="gr10" style:family="graphic">
      <style:graphic-properties draw:fill="solid" draw:fill-color="#99ff66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_20__28_var_29_" svg:stroke-color="#6666ff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8.382cm" svg:x="3.30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24cm" svg:y1="7.874cm" svg:x2="16.51cm" svg:y2="7.874cm">
          <text:p/>
        </draw:line>
        <draw:line draw:style-name="gr2" draw:text-style-name="P1" draw:layer="layout" svg:x1="7.366cm" svg:y1="14.478cm" svg:x2="7.366cm" svg:y2="0.254cm">
          <text:p/>
        </draw:line>
        <draw:custom-shape draw:style-name="gr3" draw:text-style-name="P1" draw:layer="layout" svg:width="0.762cm" svg:height="0.762cm" svg:x="8.12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366cm" svg:y1="7.874cm" svg:x2="8.382cm" svg:y2="3.81cm">
          <text:p/>
        </draw:line>
        <draw:g>
          <draw:line draw:style-name="gr5" draw:text-style-name="P1" draw:layer="layout" svg:x1="10.668cm" svg:y1="5.588cm" svg:x2="11.176cm" svg:y2="5.08cm">
            <text:p/>
          </draw:line>
          <draw:line draw:style-name="gr5" draw:text-style-name="P1" draw:layer="layout" svg:x1="10.668cm" svg:y1="5.08cm" svg:x2="11.176cm" svg:y2="5.588cm">
            <text:p/>
          </draw:line>
        </draw:g>
        <draw:g>
          <draw:line draw:style-name="gr5" draw:text-style-name="P1" draw:layer="layout" svg:x1="10.922cm" svg:y1="5.842cm" svg:x2="11.43cm" svg:y2="5.334cm">
            <text:p/>
          </draw:line>
          <draw:line draw:style-name="gr5" draw:text-style-name="P1" draw:layer="layout" svg:x1="10.922cm" svg:y1="5.334cm" svg:x2="11.43cm" svg:y2="5.842cm">
            <text:p/>
          </draw:line>
        </draw:g>
        <draw:g>
          <draw:line draw:style-name="gr5" draw:text-style-name="P1" draw:layer="layout" svg:x1="10.414cm" svg:y1="5.08cm" svg:x2="10.922cm" svg:y2="4.572cm">
            <text:p/>
          </draw:line>
          <draw:line draw:style-name="gr5" draw:text-style-name="P1" draw:layer="layout" svg:x1="10.414cm" svg:y1="4.572cm" svg:x2="10.922cm" svg:y2="5.08cm">
            <text:p/>
          </draw:line>
        </draw:g>
        <draw:g>
          <draw:line draw:style-name="gr5" draw:text-style-name="P1" draw:layer="layout" svg:x1="10.414cm" svg:y1="5.334cm" svg:x2="10.922cm" svg:y2="4.826cm">
            <text:p/>
          </draw:line>
          <draw:line draw:style-name="gr5" draw:text-style-name="P1" draw:layer="layout" svg:x1="10.414cm" svg:y1="4.826cm" svg:x2="10.922cm" svg:y2="5.334cm">
            <text:p/>
          </draw:line>
        </draw:g>
        <draw:g>
          <draw:line draw:style-name="gr5" draw:text-style-name="P1" draw:layer="layout" svg:x1="9.906cm" svg:y1="4.826cm" svg:x2="10.414cm" svg:y2="4.318cm">
            <text:p/>
          </draw:line>
          <draw:line draw:style-name="gr5" draw:text-style-name="P1" draw:layer="layout" svg:x1="9.906cm" svg:y1="4.318cm" svg:x2="10.414cm" svg:y2="4.826cm">
            <text:p/>
          </draw:line>
        </draw:g>
        <draw:line draw:style-name="gr6" draw:text-style-name="P1" draw:layer="layout" svg:x1="4.064cm" svg:y1="2.54cm" svg:x2="15.748cm" svg:y2="5.334cm">
          <text:p/>
        </draw:line>
        <draw:line draw:style-name="gr6" draw:text-style-name="P1" draw:layer="layout" svg:x1="4.064cm" svg:y1="3.048cm" svg:x2="15.748cm" svg:y2="5.842cm">
          <text:p/>
        </draw:line>
        <draw:line draw:style-name="gr7" draw:text-style-name="P1" draw:layer="layout" svg:x1="7.366cm" svg:y1="7.874cm" svg:x2="7.62cm" svg:y2="7.112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9" draw:text-style-name="P1" draw:layer="Layout" svg:width="8.382cm" svg:height="8.382cm" svg:x="3.30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24cm" svg:y1="7.874cm" svg:x2="16.51cm" svg:y2="7.874cm">
          <text:p/>
        </draw:line>
        <draw:line draw:style-name="gr2" draw:text-style-name="P1" draw:layer="layout" svg:x1="7.366cm" svg:y1="14.478cm" svg:x2="7.366cm" svg:y2="0.254cm">
          <text:p/>
        </draw:line>
        <draw:custom-shape draw:style-name="gr10" draw:text-style-name="P1" draw:layer="Layout" svg:width="0.762cm" svg:height="0.762cm" svg:x="8.12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366cm" svg:y1="7.874cm" svg:x2="8.382cm" svg:y2="3.81cm">
          <text:p/>
        </draw:line>
        <draw:g>
          <draw:line draw:style-name="gr5" draw:text-style-name="P1" draw:layer="layout" svg:x1="10.668cm" svg:y1="5.588cm" svg:x2="11.176cm" svg:y2="5.08cm">
            <text:p/>
          </draw:line>
          <draw:line draw:style-name="gr5" draw:text-style-name="P1" draw:layer="layout" svg:x1="10.668cm" svg:y1="5.08cm" svg:x2="11.176cm" svg:y2="5.588cm">
            <text:p/>
          </draw:line>
        </draw:g>
        <draw:g>
          <draw:line draw:style-name="gr5" draw:text-style-name="P1" draw:layer="layout" svg:x1="10.922cm" svg:y1="5.842cm" svg:x2="11.43cm" svg:y2="5.334cm">
            <text:p/>
          </draw:line>
          <draw:line draw:style-name="gr5" draw:text-style-name="P1" draw:layer="layout" svg:x1="10.922cm" svg:y1="5.334cm" svg:x2="11.43cm" svg:y2="5.842cm">
            <text:p/>
          </draw:line>
        </draw:g>
        <draw:g>
          <draw:line draw:style-name="gr5" draw:text-style-name="P1" draw:layer="layout" svg:x1="10.414cm" svg:y1="5.08cm" svg:x2="10.922cm" svg:y2="4.572cm">
            <text:p/>
          </draw:line>
          <draw:line draw:style-name="gr5" draw:text-style-name="P1" draw:layer="layout" svg:x1="10.414cm" svg:y1="4.572cm" svg:x2="10.922cm" svg:y2="5.08cm">
            <text:p/>
          </draw:line>
        </draw:g>
        <draw:g>
          <draw:line draw:style-name="gr5" draw:text-style-name="P1" draw:layer="layout" svg:x1="10.414cm" svg:y1="5.334cm" svg:x2="10.922cm" svg:y2="4.826cm">
            <text:p/>
          </draw:line>
          <draw:line draw:style-name="gr5" draw:text-style-name="P1" draw:layer="layout" svg:x1="10.414cm" svg:y1="4.826cm" svg:x2="10.922cm" svg:y2="5.334cm">
            <text:p/>
          </draw:line>
        </draw:g>
        <draw:g>
          <draw:line draw:style-name="gr5" draw:text-style-name="P1" draw:layer="layout" svg:x1="9.906cm" svg:y1="4.826cm" svg:x2="10.414cm" svg:y2="4.318cm">
            <text:p/>
          </draw:line>
          <draw:line draw:style-name="gr5" draw:text-style-name="P1" draw:layer="layout" svg:x1="9.906cm" svg:y1="4.318cm" svg:x2="10.414cm" svg:y2="4.826cm">
            <text:p/>
          </draw:line>
        </draw:g>
        <draw:line draw:style-name="gr11" draw:text-style-name="P1" draw:layer="layout" svg:x1="3.048cm" svg:y1="6.35cm" svg:x2="10.922cm" svg:y2="2.286cm">
          <text:p/>
        </draw:line>
        <draw:line draw:style-name="gr11" draw:text-style-name="P1" draw:layer="layout" svg:x1="3.81cm" svg:y1="7.874cm" svg:x2="11.684cm" svg:y2="3.81cm">
          <text:p/>
        </draw:line>
        <draw:line draw:style-name="gr7" draw:text-style-name="P1" draw:layer="layout" svg:x1="7.366cm" svg:y1="7.874cm" svg:x2="5.842cm" svg:y2="5.08cm">
          <text:p/>
        </draw:line>
        <draw:path draw:style-name="gr12" draw:text-style-name="P1" draw:layer="layout" svg:width="2.407cm" svg:height="3.301cm" svg:x="5.08cm" svg:y="4.572cm" svg:viewBox="0 0 2408 3302" svg:d="m2286 3302c762-2064-2286-3302-2286-3302">
          <text:p/>
        </draw:path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f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_20_2" svg:stroke-color="#000000" draw:fill="none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r </meta:initial-creator>
    <meta:creation-date>2014-06-04T19:21:17.013813128</meta:creation-date>
    <dc:date>2014-06-04T19:51:25.859651324</dc:date>
    <dc:creator>petr </dc:creator>
    <meta:editing-duration>PT14M38S</meta:editing-duration>
    <meta:editing-cycles>1</meta:editing-cycles>
    <meta:document-statistic meta:object-count="72"/>
    <meta:generator>LibreOffice/4.1.2.3$Linux_X86_64 LibreOffice_project/410m0$Build-3</meta:generator>
  </office:meta>
</office:document-meta>
</file>